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FDAction">
      <style:graphic-properties draw:textarea-vertical-align="middle" draw:auto-grow-height="false"/>
    </style:style>
    <style:style style:name="gr2" style:family="graphic" style:parent-style-name="objectwithoutfill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a-diagram">
        <office:forms form:automatic-focus="false" form:apply-design-mode="false"/>
        <draw:custom-shape draw:style-name="gr1" draw:text-style-name="P1" xml:id="id2" draw:id="id2" draw:layer="layout" svg:width="5.2cm" svg:height="1.4cm" svg:x="1cm" svg:y="13.6cm">
          <text:p text:style-name="P1">BestandSW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2cm" svg:height="1.6cm" svg:x="8.8cm" svg:y="3.4cm">
          <text:p text:style-name="P1">Medium</text:p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2cm" svg:height="1.6cm" svg:x="9cm" svg:y="5.6cm">
          <text:p text:style-name="P1">Medium</text:p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2cm" svg:height="1.6cm" svg:x="9cm" svg:y="7.8cm">
          <text:p text:style-name="P1">Mediendaten</text:p>
          <text:p text:style-name="P1">änder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2cm" svg:x="9cm" svg:y="10.8cm">
          <text:p text:style-name="P1">zurückgeb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cm" svg:height="1.2cm" svg:x="9cm" svg:y="12.4cm">
          <text:p text:style-name="P1">ausleihen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cm" svg:height="1.4cm" svg:x="9cm" svg:y="14.2cm">
          <text:p text:style-name="P1">Monito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cm" svg:height="1cm" svg:x="9cm" svg:y="17cm">
          <text:p text:style-name="P1">suche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8cm" svg:height="1.6cm" svg:x="9cm" svg:y="20.2cm">
          <text:p text:style-name="P1">Medienrechte<text:line-break/>verwalt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8cm" svg:height="1.4cm" svg:x="9.2cm" svg:y="22.4cm">
          <text:p text:style-name="P1">Gruppen</text:p>
          <text:p text:style-name="P1">verwalt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cm" svg:y1="13cm" svg:x2="6.2cm" svg:y2="14.3cm" draw:start-shape="id1" draw:start-glue-point="3" draw:end-shape="id2" draw:end-glue-point="1" svg:d="m9000 13000h-1400v1300h-1400">
          <text:p/>
        </draw:connector>
        <draw:connector draw:style-name="gr2" draw:text-style-name="P1" draw:layer="layout" svg:x1="9cm" svg:y1="11.4cm" svg:x2="6.2cm" svg:y2="14.3cm" draw:start-shape="id3" draw:start-glue-point="3" draw:end-shape="id2" svg:d="m9000 11400h-1400v2900h-1400">
          <text:p/>
        </draw:connector>
        <draw:connector draw:style-name="gr2" draw:text-style-name="P1" draw:layer="layout" svg:x1="9cm" svg:y1="8.6cm" svg:x2="6.2cm" svg:y2="14.3cm" draw:start-shape="id4" draw:end-shape="id2" svg:d="m9000 8600h-1400v5700h-1400">
          <text:p/>
        </draw:connector>
        <draw:connector draw:style-name="gr2" draw:text-style-name="P1" draw:layer="layout" svg:x1="9cm" svg:y1="6.4cm" svg:x2="6.2cm" svg:y2="14.3cm" draw:start-shape="id5" draw:start-glue-point="3" draw:end-shape="id2" svg:d="m9000 6400h-1400v7900h-1400">
          <text:p/>
        </draw:connector>
        <draw:connector draw:style-name="gr2" draw:text-style-name="P1" draw:layer="layout" svg:x1="8.8cm" svg:y1="4.2cm" svg:x2="6.2cm" svg:y2="14.3cm" draw:start-shape="id6" draw:start-glue-point="3" draw:end-shape="id2" svg:d="m8800 4200h-1300v10100h-1300">
          <text:p/>
        </draw:connector>
        <draw:connector draw:style-name="gr2" draw:text-style-name="P1" draw:layer="layout" svg:x1="9cm" svg:y1="14.9cm" svg:x2="6.2cm" svg:y2="14.3cm" draw:start-shape="id7" draw:end-shape="id2" svg:d="m9000 14900h-1400v-600h-1400">
          <text:p/>
        </draw:connector>
        <draw:connector draw:style-name="gr2" draw:text-style-name="P1" draw:layer="layout" svg:x1="9cm" svg:y1="17.5cm" svg:x2="6.2cm" svg:y2="14.3cm" draw:start-shape="id8" draw:end-shape="id2" svg:d="m9000 17500h-1400v-3200h-1400">
          <text:p/>
        </draw:connector>
        <draw:connector draw:style-name="gr2" draw:text-style-name="P1" draw:layer="layout" svg:x1="9cm" svg:y1="21cm" svg:x2="6.2cm" svg:y2="14.3cm" draw:start-shape="id9" draw:end-shape="id2" svg:d="m9000 21000h-1400v-6700h-1400">
          <text:p/>
        </draw:connector>
        <draw:connector draw:style-name="gr2" draw:text-style-name="P1" draw:layer="layout" svg:x1="9.2cm" svg:y1="23.1cm" svg:x2="6.2cm" svg:y2="14.3cm" draw:start-shape="id10" draw:start-glue-point="3" draw:end-shape="id2" svg:d="m9200 23100h-1500v-8800h-1500">
          <text:p/>
        </draw:connector>
        <draw:custom-shape draw:style-name="gr1" draw:text-style-name="P1" xml:id="id11" draw:id="id11" draw:layer="layout" svg:width="8.4cm" svg:height="1.4cm" svg:x="18.2cm" svg:y="10.6cm">
          <text:p text:style-name="P1">Inhaltsausschnitt eingeb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6cm" svg:height="1.2cm" svg:x="18.2cm" svg:y="12.8cm">
          <text:p text:style-name="P1">Metadatum eingeb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2cm" svg:height="1.4cm" svg:x="18.4cm" svg:y="14.6cm">
          <text:p text:style-name="P1">Anfrage absetz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8.6cm" svg:height="1.4cm" svg:x="18.4cm" svg:y="16.8cm">
          <text:p text:style-name="P1">Passende Medien auffind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6cm" svg:height="1cm" svg:x="18.4cm" svg:y="18.6cm">
          <text:p text:style-name="P1">Treffer ausgeb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cm" svg:y1="11.3cm" svg:x2="13.4cm" svg:y2="17.5cm" draw:start-shape="id11" draw:end-shape="id8" svg:d="m18200 11300h-2400v6200h-2400">
          <text:p/>
        </draw:connector>
        <draw:connector draw:style-name="gr2" draw:text-style-name="P1" draw:layer="layout" svg:x1="18.2cm" svg:y1="13.4cm" svg:x2="13.4cm" svg:y2="17.5cm" draw:start-shape="id12" draw:end-shape="id8" svg:d="m18200 13400h-2400v4100h-2400">
          <text:p/>
        </draw:connector>
        <draw:connector draw:style-name="gr2" draw:text-style-name="P1" draw:layer="layout" svg:x1="18.4cm" svg:y1="15.3cm" svg:x2="13.4cm" svg:y2="17.5cm" draw:start-shape="id13" draw:end-shape="id8" draw:end-glue-point="1" svg:d="m18400 15300h-2500v2200h-2500">
          <text:p/>
        </draw:connector>
        <draw:connector draw:style-name="gr2" draw:text-style-name="P1" draw:layer="layout" svg:x1="18.4cm" svg:y1="17.5cm" svg:x2="13.4cm" svg:y2="17.5cm" draw:start-shape="id14" draw:end-shape="id8" svg:d="m18400 17500h-5000">
          <text:p/>
        </draw:connector>
        <draw:connector draw:style-name="gr2" draw:text-style-name="P1" draw:layer="layout" svg:x1="18.4cm" svg:y1="19.1cm" svg:x2="13.4cm" svg:y2="17.5cm" draw:start-shape="id15" draw:end-shape="id8" draw:end-glue-point="1" svg:d="m18400 19100h-2500v-1600h-2500">
          <text:p/>
        </draw:connector>
        <draw:custom-shape draw:style-name="gr1" draw:text-style-name="P1" xml:id="id16" draw:id="id16" draw:layer="layout" svg:width="7.8cm" svg:height="1.2cm" svg:x="18.2cm" svg:y="20.4cm">
          <text:p text:style-name="P1">Recht einstell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8cm" svg:height="1cm" svg:x="18.4cm" svg:y="22.2cm">
          <text:p text:style-name="P1">Nutzer einfü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8cm" svg:height="1cm" svg:x="18.4cm" svg:y="23.8cm">
          <text:p text:style-name="P1">Gruppe hinzufüg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cm" svg:y1="21cm" svg:x2="13.8cm" svg:y2="21cm" draw:start-shape="id16" draw:end-shape="id9" draw:end-glue-point="1" svg:d="m18200 21000h-4400">
          <text:p/>
        </draw:connector>
        <draw:connector draw:style-name="gr2" draw:text-style-name="P1" draw:layer="layout" svg:x1="18.4cm" svg:y1="22.7cm" svg:x2="13.8cm" svg:y2="21cm" draw:start-shape="id17" draw:end-shape="id9" svg:d="m18400 22700h-2300v-1700h-2300">
          <text:p/>
        </draw:connector>
        <draw:connector draw:style-name="gr2" draw:text-style-name="P1" draw:layer="layout" svg:x1="18.4cm" svg:y1="24.3cm" svg:x2="13.8cm" svg:y2="21cm" draw:start-shape="id18" draw:end-shape="id9" svg:d="m18400 24300h-2300v-3300h-2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666666" draw:marker-start-width="0.22cm" draw:marker-start-center="false" draw:marker-end-width="0.22cm" draw:marker-end-center="false" draw:fill="solid" draw:fill-color="#e6e6f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UmePlus P Gothi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draw:marker-start-width="0.22cm" draw:marker-end-width="0.22cm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7" draw:fill-hatch-name="Hatching_20_46" draw:fill-image-name="Bitmape_20_1" draw:textarea-horizontal-align="left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FDStorage" style:family="graphic" style:parent-style-name="objectwithoutfill">
      <style:graphic-properties svg:stroke-width="0.05cm" draw:marker-start-width="0.31cm" draw:marker-end-width="0.31cm"/>
      <style:paragraph-properties>
        <style:tab-stops/>
      </style:paragraph-properties>
    </style:style>
    <style:style style:name="DFDAction" style:family="graphic" style:parent-style-name="standard">
      <style:graphic-properties draw:fill-color="#ffff99"/>
    </style:style>
    <style:style style:name="DFDInterface" style:family="graphic" style:parent-style-name="standard">
      <style:graphic-properties draw:fill-color="#ccffff" draw:fill-gradient-name="Gradient_20_7" draw:fill-hatch-name="Hatching_20_46" draw:fill-image-name="Bitmape_20_1"/>
    </style:style>
    <style:style style:name="DFDDataFlow" style:family="graphic" style:parent-style-name="objectwithoutfill">
      <style:graphic-properties draw:marker-start-center="false" draw:marker-end="Arrow" draw:marker-end-width="0.32cm" draw:marker-end-center="fals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a-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13:06:48</meta:creation-date>
    <meta:generator>LibreOffice/3.5$Linux_X86_64 LibreOffice_project/350m1$Build-2</meta:generator>
    <meta:editing-duration>PT8M6S</meta:editing-duration>
    <meta:editing-cycles>4</meta:editing-cycles>
    <dc:date>2014-12-05T13:24:34</dc:date>
    <meta:document-statistic meta:object-count="35"/>
  </office:meta>
</office:document-meta>
</file>